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Droid Sans Devanagari1" svg:font-family="'Droid Sans Devanagari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Times New Roman Cyr1" svg:font-family="'Times New Roman Cyr'" style:font-family-generic="system" style:font-pitch="variable"/>
  </office:font-face-decls>
  <office:automatic-styles>
    <style:style style:name="Table1" style:family="table">
      <style:table-properties style:width="173.51mm" fo:margin-left="-0.49mm" fo:margin-top="0mm" fo:margin-bottom="0mm" table:align="left" style:writing-mode="lr-tb"/>
    </style:style>
    <style:style style:name="Table1.A" style:family="table-column">
      <style:table-column-properties style:column-width="22mm"/>
    </style:style>
    <style:style style:name="Table1.B" style:family="table-column">
      <style:table-column-properties style:column-width="40.98mm"/>
    </style:style>
    <style:style style:name="Table1.C" style:family="table-column">
      <style:table-column-properties style:column-width="35.68mm"/>
    </style:style>
    <style:style style:name="Table1.D" style:family="table-column">
      <style:table-column-properties style:column-width="36.55mm"/>
    </style:style>
    <style:style style:name="Table1.E" style:family="table-column">
      <style:table-column-properties style:column-width="38.31mm"/>
    </style:style>
    <style:style style:name="Table1.1" style:family="table-row">
      <style:table-row-properties style:min-row-height="6.09mm" fo:keep-together="auto"/>
    </style:style>
    <style:style style:name="Table1.A1" style:family="table-cell">
      <style:table-cell-properties style:vertical-align="middle" fo:padding-left="0.49mm" fo:padding-right="0.49mm" fo:padding-top="0mm" fo:padding-bottom="0mm" fo:border="0.5pt solid #000000" style:writing-mode="lr-tb"/>
    </style:style>
    <style:style style:name="Table1.E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3" style:family="table-cell">
      <style:table-cell-properties style:vertical-align="middle" fo:padding-left="0.49mm" fo:padding-right="0.49mm" fo:padding-top="0mm" fo:padding-bottom="0mm" fo:border-left="0.5pt solid #000000" fo:border-right="0.5pt solid #000000" fo:border-top="none" fo:border-bottom="0.5pt solid #000000" style:writing-mode="lr-tb"/>
    </style:style>
    <style:style style:name="Table1.E3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7.14mm" fo:keep-together="auto"/>
    </style:style>
    <style:style style:name="P1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 fo:language="ru" fo:country="RU"/>
    </style:style>
    <style:style style:name="P2" style:family="paragraph" style:parent-style-name="Standard">
      <style:paragraph-properties fo:margin-left="0mm" fo:margin-right="0mm" fo:line-height="150%" fo:text-indent="0mm" style:auto-text-indent="false" style:writing-mode="lr-tb"/>
      <style:text-properties style:font-name="Times New Roman" fo:language="ru" fo:country="RU" style:text-underline-style="solid" style:text-underline-width="auto" style:text-underline-color="font-color"/>
    </style:style>
    <style:style style:name="P3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2.53mm" style:type="right"/>
        </style:tab-stops>
      </style:paragraph-properties>
      <style:text-properties style:font-name="Times New Roman" fo:language="ru" fo:country="RU" style:text-underline-style="solid" style:text-underline-width="auto" style:text-underline-color="font-color"/>
    </style:style>
    <style:style style:name="P4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00.01mm"/>
          <style:tab-stop style:position="172.53mm" style:type="right"/>
        </style:tab-stops>
      </style:paragraph-properties>
      <style:text-properties style:font-name="Times New Roman" fo:language="ru" fo:country="RU" fo:background-color="#ffff00"/>
    </style:style>
    <style:style style:name="P5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2.53mm" style:type="right"/>
        </style:tab-stops>
      </style:paragraph-properties>
      <style:text-properties style:font-name="Times New Roman" fo:language="ru" fo:country="RU" fo:background-color="transparent"/>
    </style:style>
    <style:style style:name="P6" style:family="paragraph" style:parent-style-name="Standard">
      <style:paragraph-properties fo:margin-left="0mm" fo:margin-right="0mm" fo:line-height="150%" fo:text-indent="0mm" style:auto-text-indent="false" style:writing-mode="lr-tb"/>
    </style:style>
    <style:style style:name="P7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00.01mm"/>
        </style:tab-stops>
      </style:paragraph-properties>
    </style:style>
    <style:style style:name="P8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72.53mm" style:type="right"/>
        </style:tab-stops>
      </style:paragraph-properties>
    </style:style>
    <style:style style:name="P9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/>
      </style:paragraph-properties>
    </style:style>
    <style:style style:name="P10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00.01mm"/>
          <style:tab-stop style:position="172.53mm" style:type="right"/>
        </style:tab-stops>
      </style:paragraph-properties>
    </style:style>
    <style:style style:name="P11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2.53mm" style:type="right"/>
        </style:tab-stops>
      </style:paragraph-properties>
    </style:style>
    <style:style style:name="P12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65.02mm"/>
          <style:tab-stop style:position="80.01mm" style:type="center"/>
          <style:tab-stop style:position="112.52mm"/>
          <style:tab-stop style:position="137.53mm" style:type="center"/>
          <style:tab-stop style:position="172.53mm" style:type="right"/>
        </style:tab-stops>
      </style:paragraph-properties>
    </style:style>
    <style:style style:name="P13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65.02mm"/>
          <style:tab-stop style:position="172.53mm" style:type="right"/>
        </style:tab-stops>
      </style:paragraph-properties>
    </style:style>
    <style:style style:name="P14" style:family="paragraph" style:parent-style-name="Standard">
      <style:paragraph-properties fo:margin-left="0mm" fo:margin-right="0mm" fo:line-height="150%" fo:text-indent="0mm" style:auto-text-indent="false" style:writing-mode="lr-tb"/>
      <style:text-properties officeooo:paragraph-rsid="002aa116"/>
    </style:style>
    <style:style style:name="P15" style:family="paragraph" style:parent-style-name="Standard">
      <style:paragraph-properties fo:margin-left="0mm" fo:margin-right="0mm" fo:line-height="150%" fo:text-indent="0mm" style:auto-text-indent="false" style:writing-mode="lr-tb"/>
      <style:text-properties fo:language="ru" fo:country="RU"/>
    </style:style>
    <style:style style:name="P16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70.01mm" style:type="center"/>
          <style:tab-stop style:position="135.03mm"/>
          <style:tab-stop style:position="165.03mm" style:type="center"/>
          <style:tab-stop style:position="172.53mm" style:type="right"/>
        </style:tab-stops>
      </style:paragraph-properties>
      <style:text-properties fo:background-color="transparent"/>
    </style:style>
    <style:style style:name="P17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00.01mm" style:type="center"/>
          <style:tab-stop style:position="172.53mm" style:type="right"/>
        </style:tab-stops>
      </style:paragraph-properties>
      <style:text-properties fo:background-color="transparent"/>
    </style:style>
    <style:style style:name="P18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72.53mm" style:type="right"/>
        </style:tab-stops>
      </style:paragraph-properties>
      <style:text-properties fo:background-color="transparent"/>
    </style:style>
    <style:style style:name="P19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00.01mm"/>
          <style:tab-stop style:position="172.53mm" style:type="right"/>
        </style:tab-stops>
      </style:paragraph-properties>
      <style:text-properties officeooo:rsid="002f9dde" officeooo:paragraph-rsid="00321b4a" fo:background-color="transparent"/>
    </style:style>
    <style:style style:name="P20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officeooo:rsid="003573e7" officeooo:paragraph-rsid="003573e7" fo:background-color="transparent"/>
    </style:style>
    <style:style style:name="P21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officeooo:rsid="0038ae1d" officeooo:paragraph-rsid="0038ae1d" fo:background-color="transparent"/>
    </style:style>
    <style:style style:name="P22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officeooo:rsid="003e13cd" officeooo:paragraph-rsid="003e13cd" fo:background-color="transparent"/>
    </style:style>
    <style:style style:name="P23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officeooo:rsid="003f5f15" officeooo:paragraph-rsid="003f5f15" fo:background-color="transparent"/>
    </style:style>
    <style:style style:name="P24" style:family="paragraph" style:parent-style-name="Standard">
      <style:paragraph-properties fo:margin-left="0mm" fo:margin-right="0mm" fo:line-height="150%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officeooo:rsid="004150f4" officeooo:paragraph-rsid="0038ae1d" fo:background-color="transparent"/>
    </style:style>
    <style:style style:name="P25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style:font-name="Times New Roman" fo:font-size="12pt" fo:language="ru" fo:country="RU" officeooo:rsid="004150f4" officeooo:paragraph-rsid="004150f4" fo:background-color="transparent" style:font-size-asian="12pt" style:font-size-complex="12pt"/>
    </style:style>
    <style:style style:name="P26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style:font-name="Times New Roman" fo:font-size="12pt" fo:language="ru" fo:country="RU" officeooo:rsid="0038ae1d" officeooo:paragraph-rsid="004150f4" fo:background-color="transparent" style:font-size-asian="12pt" style:font-size-complex="12pt"/>
    </style:style>
    <style:style style:name="P27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style:font-name="Times New Roman" fo:font-size="12pt" fo:language="ru" fo:country="RU" officeooo:rsid="003e13cd" officeooo:paragraph-rsid="003f5f15" fo:background-color="transparent" style:font-size-asian="12pt" style:font-size-complex="12pt"/>
    </style:style>
    <style:style style:name="P28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2pt" fo:language="ru" fo:country="RU" fo:font-weight="normal" officeooo:rsid="003e13cd" officeooo:paragraph-rsid="003f4b59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2pt" fo:language="ru" fo:country="RU" fo:font-weight="normal" officeooo:rsid="00462138" officeooo:paragraph-rsid="0047530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normal" officeooo:rsid="00462138" officeooo:paragraph-rsid="0047ad98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fo:font-weight="normal" officeooo:rsid="00462138" officeooo:paragraph-rsid="00491d8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>
        <style:tab-stops>
          <style:tab-stop style:position="111.65mm"/>
          <style:tab-stop style:position="172.53mm" style:type="right"/>
        </style:tab-stops>
      </style:paragraph-properties>
      <style:text-properties style:font-name="Times New Roman" fo:font-size="12pt" officeooo:rsid="0038ae1d" officeooo:paragraph-rsid="004150f4" fo:background-color="transparent" style:font-size-asian="12pt" style:font-size-complex="12pt"/>
    </style:style>
    <style:style style:name="P33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font-weight="normal" officeooo:rsid="0040673f" officeooo:paragraph-rsid="0040673f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font-weight="normal" officeooo:rsid="003e13cd" officeooo:paragraph-rsid="003e13c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font-weight="normal" officeooo:rsid="003e13cd" officeooo:paragraph-rsid="0043803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font-weight="normal" officeooo:rsid="0043803e" officeooo:paragraph-rsid="0043803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font-weight="normal" officeooo:rsid="00462138" officeooo:paragraph-rsid="00462138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font-weight="normal" officeooo:rsid="00462138" officeooo:paragraph-rsid="0047530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mm" fo:margin-right="0mm" fo:line-height="150%" fo:text-indent="0mm" style:auto-text-indent="false" fo:break-before="page" style:writing-mode="lr-tb"/>
    </style:style>
    <style:style style:name="P41" style:family="paragraph" style:parent-style-name="Standard" style:list-style-name="WWNum1">
      <style:paragraph-properties fo:margin-left="12.7mm" fo:margin-right="0mm" fo:line-height="150%" fo:text-indent="-6.35mm" style:auto-text-indent="false" style:writing-mode="lr-tb"/>
    </style:style>
    <style:style style:name="P42" style:family="paragraph" style:parent-style-name="Standard" style:list-style-name="WWNum1">
      <style:paragraph-properties fo:margin-left="12.7mm" fo:margin-right="0mm" fo:line-height="150%" fo:text-indent="-6.35mm" style:auto-text-indent="false" style:writing-mode="lr-tb"/>
      <style:text-properties style:font-name="Times New Roman" fo:language="ru" fo:country="RU" officeooo:rsid="003d38f9" officeooo:paragraph-rsid="003d38f9"/>
    </style:style>
    <style:style style:name="P43" style:family="paragraph" style:parent-style-name="Standard" style:list-style-name="WWNum1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officeooo:paragraph-rsid="004150f4" style:font-size-asian="12pt" style:font-size-complex="12pt"/>
    </style:style>
    <style:style style:name="P44" style:family="paragraph" style:parent-style-name="Standard" style:list-style-name="WWNum1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officeooo:rsid="004b1e75" officeooo:paragraph-rsid="004b1e75" style:font-size-asian="12pt" style:font-size-complex="12pt"/>
    </style:style>
    <style:style style:name="P45" style:family="paragraph" style:parent-style-name="TableContent">
      <style:paragraph-properties fo:margin-left="0mm" fo:margin-right="0mm" fo:line-height="150%" fo:text-indent="0mm" style:auto-text-indent="false" style:writing-mode="lr-tb"/>
      <style:text-properties fo:language="ru" fo:country="RU"/>
    </style:style>
    <style:style style:name="P46" style:family="paragraph" style:parent-style-name="TableContent">
      <style:paragraph-properties fo:margin-left="0mm" fo:margin-right="0mm" fo:line-height="15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2pt" fo:language="ru" fo:country="RU" officeooo:rsid="0040673f" officeooo:paragraph-rsid="0040673f" style:font-size-asian="12pt" style:font-size-complex="12pt"/>
    </style:style>
    <style:style style:name="P47" style:family="paragraph" style:parent-style-name="TableContent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officeooo:rsid="0040673f" officeooo:paragraph-rsid="0040673f" style:font-size-asian="12pt" style:font-size-complex="12pt"/>
    </style:style>
    <style:style style:name="P48" style:family="paragraph" style:parent-style-name="TableContent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fo:language="ru" fo:country="RU" officeooo:rsid="004150f4" officeooo:paragraph-rsid="004150f4" style:font-size-asian="12pt" style:font-size-complex="12pt"/>
    </style:style>
    <style:style style:name="P49" style:family="paragraph" style:parent-style-name="TableLeft">
      <style:paragraph-properties fo:margin-left="0mm" fo:margin-right="0mm" fo:line-height="150%" fo:text-indent="0mm" style:auto-text-indent="false" style:writing-mode="lr-tb"/>
    </style:style>
    <style:style style:name="P50" style:family="paragraph" style:parent-style-name="TableLeft">
      <style:paragraph-properties fo:margin-left="0mm" fo:margin-right="0mm" fo:line-height="150%" fo:text-align="center" style:justify-single-word="false" fo:text-indent="0mm" style:auto-text-indent="false" style:writing-mode="lr-tb"/>
      <style:text-properties style:font-name="Times New Roman" fo:font-size="12pt" officeooo:rsid="004150f4" officeooo:paragraph-rsid="004150f4" style:font-size-asian="12pt" style:font-size-complex="12pt"/>
    </style:style>
    <style:style style:name="P51" style:family="paragraph" style:parent-style-name="TableLeft">
      <style:paragraph-properties fo:margin-left="0mm" fo:margin-right="0mm" fo:line-height="15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12pt" officeooo:rsid="003f4b59" officeooo:paragraph-rsid="003f4b59" style:font-size-asian="12pt" style:font-size-complex="12pt"/>
    </style:style>
    <style:style style:name="P52" style:family="paragraph" style:parent-style-name="caption">
      <style:paragraph-properties fo:margin-left="0mm" fo:margin-right="0mm" fo:text-indent="0mm" style:auto-text-indent="false" style:writing-mode="lr-tb"/>
    </style:style>
    <style:style style:name="P53" style:family="paragraph" style:parent-style-name="caption">
      <style:paragraph-properties fo:margin-left="0mm" fo:margin-right="0mm" fo:text-indent="0mm" style:auto-text-indent="false" style:writing-mode="lr-tb"/>
      <style:text-properties style:font-name="Times New Roman"/>
    </style:style>
    <style:style style:name="P54" style:family="paragraph" style:parent-style-name="caption" style:master-page-name="Standard">
      <style:paragraph-properties fo:margin-left="0mm" fo:margin-right="0mm" fo:text-align="center" style:justify-single-word="false" fo:text-indent="0mm" style:auto-text-indent="false" style:page-number="auto" style:writing-mode="lr-tb"/>
    </style:style>
    <style:style style:name="T1" style:family="text">
      <style:text-properties fo:text-transform="uppercase" fo:color="#000000" style:font-name="Times New Roman Cyr" style:language-asian="ru" style:country-asian="RU" style:font-name-complex="Times New Roman Cyr1" style:font-size-complex="12pt" style:font-weight-complex="bold"/>
    </style:style>
    <style:style style:name="T2" style:family="text">
      <style:text-properties fo:text-transform="uppercase" style:font-name="Times New Roman Cyr" fo:font-size="16pt" fo:letter-spacing="0.53mm" fo:language="ru" fo:country="RU" fo:font-weight="bold" style:font-size-asian="16pt" style:font-weight-asian="bold" style:font-name-complex="Times New Roman Cyr1" style:font-size-complex="16pt"/>
    </style:style>
    <style:style style:name="T3" style:family="text">
      <style:text-properties style:font-name="Times New Roman Cyr" style:font-name-complex="Times New Roman Cyr1"/>
    </style:style>
    <style:style style:name="T4" style:family="text">
      <style:text-properties style:font-name="Times New Roman Cyr" officeooo:rsid="0038ae1d" style:font-name-complex="Times New Roman Cyr1"/>
    </style:style>
    <style:style style:name="T5" style:family="text">
      <style:text-properties style:font-name="Times New Roman Cyr" officeooo:rsid="004149ba" style:font-name-complex="Times New Roman Cyr1"/>
    </style:style>
    <style:style style:name="T6" style:family="text">
      <style:text-properties style:font-name="Times New Roman Cyr" fo:language="ru" fo:country="RU" style:font-name-complex="Times New Roman Cyr1"/>
    </style:style>
    <style:style style:name="T7" style:family="text">
      <style:text-properties style:font-name="Times New Roman Cyr" fo:language="ru" fo:country="RU" style:font-name-complex="Times New Roman Cyr1" fo:background-color="#ffff00"/>
    </style:style>
    <style:style style:name="T8" style:family="text">
      <style:text-properties style:font-name="Times New Roman Cyr" fo:language="ru" fo:country="RU" officeooo:rsid="002a00fc" style:font-name-complex="Times New Roman Cyr1"/>
    </style:style>
    <style:style style:name="T9" style:family="text">
      <style:text-properties style:font-name="Times New Roman Cyr" fo:language="ru" fo:country="RU" officeooo:rsid="00321b4a" style:font-name-complex="Times New Roman Cyr1"/>
    </style:style>
    <style:style style:name="T10" style:family="text">
      <style:text-properties style:font-name="Times New Roman Cyr" fo:language="ru" fo:country="RU" officeooo:rsid="003381fe" style:font-name-complex="Times New Roman Cyr1"/>
    </style:style>
    <style:style style:name="T11" style:family="text">
      <style:text-properties style:font-name="Times New Roman Cyr" fo:language="ru" fo:country="RU" officeooo:rsid="0038ae1d" style:font-name-complex="Times New Roman Cyr1"/>
    </style:style>
    <style:style style:name="T12" style:family="text">
      <style:text-properties style:font-name="Times New Roman Cyr" fo:language="ru" fo:country="RU" officeooo:rsid="004149ba" style:font-name-complex="Times New Roman Cyr1"/>
    </style:style>
    <style:style style:name="T13" style:family="text">
      <style:text-properties style:font-name="Times New Roman Cyr" fo:language="ru" fo:country="RU" fo:font-weight="bold" style:font-weight-asian="bold" style:font-name-complex="Times New Roman Cyr1"/>
    </style:style>
    <style:style style:name="T14" style:family="text">
      <style:text-properties style:font-name="Times New Roman Cyr" fo:language="ru" fo:country="RU" style:text-underline-style="solid" style:text-underline-width="auto" style:text-underline-color="font-color" style:font-name-complex="Times New Roman Cyr1"/>
    </style:style>
    <style:style style:name="T15" style:family="text">
      <style:text-properties style:font-name="Times New Roman Cyr" fo:language="ru" fo:country="RU" style:text-underline-style="solid" style:text-underline-width="auto" style:text-underline-color="font-color" officeooo:rsid="00225662" style:font-name-complex="Times New Roman Cyr1"/>
    </style:style>
    <style:style style:name="T16" style:family="text">
      <style:text-properties style:font-name="Times New Roman Cyr" fo:language="ru" fo:country="RU" style:text-underline-style="solid" style:text-underline-width="auto" style:text-underline-color="font-color" officeooo:rsid="00225662" fo:background-color="transparent" loext:char-shading-value="0" style:font-name-complex="Times New Roman Cyr1"/>
    </style:style>
    <style:style style:name="T17" style:family="text">
      <style:text-properties style:font-name="Times New Roman Cyr" fo:language="ru" fo:country="RU" style:text-underline-style="solid" style:text-underline-width="auto" style:text-underline-color="font-color" officeooo:rsid="0024a8bf" fo:background-color="transparent" loext:char-shading-value="0" style:font-name-complex="Times New Roman Cyr1"/>
    </style:style>
    <style:style style:name="T18" style:family="text">
      <style:text-properties style:font-name="Times New Roman Cyr" fo:language="ru" fo:country="RU" style:text-underline-style="solid" style:text-underline-width="auto" style:text-underline-color="font-color" fo:background-color="transparent" loext:char-shading-value="0" style:font-name-complex="Times New Roman Cyr1"/>
    </style:style>
    <style:style style:name="T19" style:family="text">
      <style:text-properties style:font-name="Times New Roman Cyr" fo:language="ru" fo:country="RU" fo:background-color="transparent" loext:char-shading-value="0" style:font-name-complex="Times New Roman Cyr1"/>
    </style:style>
    <style:style style:name="T20" style:family="text">
      <style:text-properties style:font-name="Times New Roman Cyr" fo:language="ru" fo:country="RU" officeooo:rsid="0029167b" fo:background-color="transparent" loext:char-shading-value="0" style:font-name-complex="Times New Roman Cyr1"/>
    </style:style>
    <style:style style:name="T21" style:family="text">
      <style:text-properties style:font-name="Times New Roman Cyr" fo:language="ru" fo:country="RU" officeooo:rsid="0038dbce" fo:background-color="transparent" loext:char-shading-value="0" style:font-name-complex="Times New Roman Cyr1"/>
    </style:style>
    <style:style style:name="T22" style:family="text">
      <style:text-properties fo:language="ru" fo:country="RU"/>
    </style:style>
    <style:style style:name="T23" style:family="text">
      <style:text-properties fo:language="ru" fo:country="RU" style:font-name-complex="Times New Roman Cyr1"/>
    </style:style>
    <style:style style:name="T24" style:family="text">
      <style:text-properties fo:language="ru" fo:country="RU" officeooo:rsid="00475306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fo:language="ru" fo:country="RU"/>
    </style:style>
    <style:style style:name="T27" style:family="text">
      <style:text-properties style:font-name="Times New Roman" fo:language="ru" fo:country="RU" style:text-underline-style="solid" style:text-underline-width="auto" style:text-underline-color="font-color"/>
    </style:style>
    <style:style style:name="T28" style:family="text">
      <style:text-properties style:font-name="Times New Roman" fo:language="ru" fo:country="RU" style:text-underline-style="solid" style:text-underline-width="auto" style:text-underline-color="font-color" officeooo:rsid="00225662"/>
    </style:style>
    <style:style style:name="T29" style:family="text">
      <style:text-properties style:font-name="Times New Roman" fo:language="ru" fo:country="RU" style:text-underline-style="solid" style:text-underline-width="auto" style:text-underline-color="font-color" officeooo:rsid="0025661a"/>
    </style:style>
    <style:style style:name="T30" style:family="text">
      <style:text-properties style:font-name="Times New Roman" fo:language="ru" fo:country="RU" fo:font-weight="bold" style:font-weight-asian="bold"/>
    </style:style>
    <style:style style:name="T31" style:family="text">
      <style:text-properties style:font-name="Times New Roman" style:text-underline-style="solid" style:text-underline-width="auto" style:text-underline-color="font-color"/>
    </style:style>
    <style:style style:name="T32" style:family="text">
      <style:text-properties style:font-name="Times New Roman" fo:font-size="8pt" fo:language="ru" fo:country="RU" style:font-size-asian="8pt" style:font-size-complex="8pt"/>
    </style:style>
    <style:style style:name="T33" style:family="text">
      <style:text-properties officeooo:rsid="003df6fb"/>
    </style:style>
    <style:style style:name="T34" style:family="text">
      <style:text-properties style:font-name-complex="Times New Roman Cyr1"/>
    </style:style>
    <style:style style:name="T35" style:family="text">
      <style:text-properties officeooo:rsid="004149ba" style:font-name-complex="Times New Roman Cyr1"/>
    </style:style>
    <style:style style:name="T36" style:family="text">
      <style:text-properties officeooo:rsid="0038ae1d" style:font-name-complex="Times New Roman Cyr1"/>
    </style:style>
    <style:style style:name="T37" style:family="text">
      <style:text-properties officeooo:rsid="00440d0e"/>
    </style:style>
    <style:style style:name="T38" style:family="text">
      <style:text-properties officeooo:rsid="00475306"/>
    </style:style>
    <style:style style:name="T39" style:family="text">
      <style:text-properties officeooo:rsid="0047ad98"/>
    </style:style>
    <style:style style:name="T40" style:family="text">
      <style:text-properties officeooo:rsid="00491d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1">федеральное государственное автономное образовательное учреждение высшего образования</text:span></text:p>
      <text:p text:style-name="P52"><text:span text:style-name="T1">Санкт-Петербургский национальный исследовательский университет информационных технологий, механики и оптики</text:span></text:p>
      <text:p text:style-name="P53"/>
      <text:p text:style-name="P52"><text:span text:style-name="T3">Факультет Информационных технологий и программирования</text:span></text:p>
      <text:p text:style-name="P53"/>
      <text:p text:style-name="P53"/>
      <text:p text:style-name="P1"/>
      <text:p text:style-name="P7"><text:span text:style-name="T2">Индивидуальное задание</text:span></text:p>
      <text:p text:style-name="P8"><text:span text:style-name="T6">на </text:span><text:span text:style-name="T19">производственную</text:span><text:span text:style-name="T26"> </text:span><text:span text:style-name="T6">практику</text:span></text:p>
      <text:p text:style-name="P3"/>
      <text:p text:style-name="P16"><text:span text:style-name="T13">Студент </text:span><text:span text:style-name="T27"><text:tab/></text:span><text:span text:style-name="T15">Самарин Артур Олегович</text:span><text:span text:style-name="T27"><text:tab/></text:span><text:span text:style-name="T26">, </text:span><text:span text:style-name="T13">группа №</text:span><text:span text:style-name="T30"> </text:span><text:span text:style-name="T27"><text:tab/></text:span><text:span text:style-name="T31">M</text:span><text:span text:style-name="T27">343</text:span><text:span text:style-name="T28">7</text:span><text:span text:style-name="T27"><text:tab/></text:span></text:p>
      <text:p text:style-name="P17"><text:span text:style-name="T13">Руководитель</text:span><text:span text:style-name="T26"> </text:span><text:span text:style-name="T27"><text:tab/></text:span><text:span text:style-name="T15">Шалыто А.А,</text:span><text:span text:style-name="T27"><text:tab/></text:span></text:p>
      <text:p text:style-name="P17"><text:span text:style-name="T27"><text:tab/></text:span><text:span text:style-name="T28">профессор, ФИТиП, Университет ИТМО</text:span><text:span text:style-name="T14"><text:tab/></text:span></text:p>
      <text:p text:style-name="P10"><text:span text:style-name="T32"><text:tab/></text:span></text:p>
      <text:p text:style-name="P11"><text:span text:style-name="T13">Тема задания</text:span></text:p>
      <text:p text:style-name="P19"><text:span text:style-name="T6">Реализация симуляции квантового компьютера </text:span><text:span text:style-name="T9">и </text:span><text:span text:style-name="T6">алгоритма Variational Quantum Eigensolver </text:span><text:span text:style-name="T9">с использованием CMA-ES </text:span><text:span text:style-name="T10">для языка Python</text:span></text:p>
      <text:p text:style-name="P4"/>
      <text:p text:style-name="P10"><text:span text:style-name="T7"/></text:p>
      <text:p text:style-name="P12"><text:span text:style-name="T13">Сроки прохождения практики</text:span><text:span text:style-name="T30">:<text:tab/></text:span><text:span text:style-name="T6">с </text:span><text:span text:style-name="T27"><text:tab/> <text:s text:c="11"/></text:span><text:span text:style-name="T29">03.04.2019</text:span><text:span text:style-name="T27"><text:tab/></text:span><text:span text:style-name="T26"> </text:span><text:span text:style-name="T6">по</text:span><text:span text:style-name="T27"><text:tab/></text:span><text:span text:style-name="T29">16.04.2019</text:span><text:span text:style-name="T27"><text:tab/></text:span></text:p>
      <text:p text:style-name="P12"><text:span text:style-name="T13">Место прохождения практики</text:span><text:span text:style-name="T30"> </text:span><text:span text:style-name="T26"><text:tab/></text:span><text:span text:style-name="T27"> </text:span><text:span text:style-name="T14">Санкт-Петербург,</text:span><text:span text:style-name="T27"> </text:span><text:span text:style-name="T17">Университет ИТМО<text:tab/></text:span><text:span text:style-name="T27"><text:tab/></text:span></text:p>
      <text:p text:style-name="P13"><text:span text:style-name="T13">Должность практиканта </text:span><text:span text:style-name="T26"><text:tab/></text:span><text:span text:style-name="T27"> </text:span><text:span text:style-name="T16">программист</text:span><text:span text:style-name="T27"><text:tab/></text:span></text:p>
      <text:p text:style-name="P13"><text:span text:style-name="T30">1. </text:span><text:span text:style-name="T13">Виды работы и требования к их выполнению</text:span></text:p>
      <text:p text:style-name="P23"><text:span text:style-name="T6">Ознакомление с теоретическим материалом</text:span></text:p>
      <text:p text:style-name="P20"><text:span text:style-name="T6">Исследование существующих </text:span><text:span text:style-name="T11">технологий</text:span></text:p>
      <text:p text:style-name="P22"><text:span text:style-name="T11">С</text:span><text:span text:style-name="T6">равнение существующих технологий</text:span></text:p>
      <text:p text:style-name="P21"><text:span text:style-name="T6">Реализация </text:span><text:span text:style-name="T12">алгоритмов</text:span></text:p>
      <text:p text:style-name="P24"><text:span text:style-name="T6">Написание отчета</text:span></text:p>
      <text:p text:style-name="P15"/>
      <text:p text:style-name="P40"><text:span text:style-name="T13">2. Виды отчетных материалов и требования к их оформлению</text:span></text:p>
      <text:list xml:id="list1149604490" text:style-name="WWNum1">
        <text:list-item>
          <text:p text:style-name="P41"><text:span text:style-name="T21">Презентация</text:span></text:p>
        </text:list-item>
        <text:list-item>
          <text:p text:style-name="P42"><text:span text:style-name="T33">Исходный к</text:span>од реализации</text:p>
        </text:list-item>
        <text:list-item>
          <text:p text:style-name="P41"><text:span text:style-name="T6">Отчет по практике по установленной форме</text:span></text:p>
        </text:list-item>
      </text:list>
      <text:p text:style-name="P1"/>
      <text:p text:style-name="P1"/>
      <text:p text:style-name="P1"/>
      <text:p text:style-name="P6"><text:span text:style-name="T13">План-график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<text:span text:style-name="T13">№ этапа</text:span></text:p>
          </table:table-cell>
          <table:table-cell table:style-name="Table1.A1" office:value-type="string">
            <text:p text:style-name="P9"><text:span text:style-name="T13">Наименование этапа</text:span></text:p>
          </table:table-cell>
          <table:table-cell table:style-name="Table1.A1" office:value-type="string">
            <text:p text:style-name="P9"><text:span text:style-name="T13">Срок завершения этапа</text:span></text:p>
          </table:table-cell>
          <table:table-cell table:style-name="Table1.A1" office:value-type="string">
            <text:p text:style-name="P9"><text:span text:style-name="T13">Виды работ</text:span></text:p>
          </table:table-cell>
          <table:table-cell table:style-name="Table1.E1" office:value-type="string">
            <text:p text:style-name="P9"><text:span text:style-name="T13">Форма отчетности</text:span></text:p>
          </table:table-cell>
        </table:table-row>
        <table:table-row table:style-name="Table1.1">
          <table:table-cell table:style-name="Table1.A1" office:value-type="string">
            <text:p text:style-name="P33">1</text:p>
          </table:table-cell>
          <table:table-cell table:style-name="Table1.A1" office:value-type="string">
            <text:p text:style-name="P37">Изучение теории</text:p>
          </table:table-cell>
          <table:table-cell table:style-name="Table1.A1" office:value-type="string">
            <text:p text:style-name="P38">06.04.2019</text:p>
          </table:table-cell>
          <table:table-cell table:style-name="Table1.A1" office:value-type="string">
            <text:p text:style-name="P36">Ознакомление с теоретическим материалом</text:p>
          </table:table-cell>
          <table:table-cell table:style-name="Table1.E1" office:value-type="string">
            <text:p text:style-name="P35"><text:span text:style-name="T22">Презентация</text:span></text:p>
          </table:table-cell>
        </table:table-row>
        <table:table-row table:style-name="Table1.1">
          <table:table-cell table:style-name="Table1.A3" office:value-type="string">
            <text:p text:style-name="P33"><text:span text:style-name="T22">2</text:span></text:p>
          </table:table-cell>
          <table:table-cell table:style-name="Table1.A3" office:value-type="string">
            <text:p text:style-name="P34"><text:span text:style-name="T22">Изучение <text:s/>существующих технологий</text:span></text:p>
          </table:table-cell>
          <table:table-cell table:style-name="Table1.A3" office:value-type="string">
            <text:p text:style-name="P39"><text:span text:style-name="T22">0</text:span><text:span text:style-name="T24">9</text:span><text:span text:style-name="T22">.04.2019</text:span></text:p>
          </table:table-cell>
          <table:table-cell table:style-name="Table1.A3" office:value-type="string">
            <text:p text:style-name="P36"><text:span text:style-name="T22">Исследование существующих технологий</text:span></text:p>
          </table:table-cell>
          <table:table-cell table:style-name="Table1.E3" office:value-type="string">
            <text:p text:style-name="P34"><text:span text:style-name="T22">Презентация</text:span></text:p>
          </table:table-cell>
        </table:table-row>
        <table:table-row table:style-name="Table1.4">
          <table:table-cell table:style-name="Table1.E1" office:value-type="string">
            <text:p text:style-name="P46">3</text:p>
          </table:table-cell>
          <table:table-cell table:style-name="Table1.E1" office:value-type="string">
            <text:p text:style-name="P51">Оценка производительности существующих технологий</text:p>
          </table:table-cell>
          <table:table-cell table:style-name="Table1.E1" office:value-type="string">
            <text:p text:style-name="P29"><text:span text:style-name="T38">11</text:span>.04.2019</text:p>
          </table:table-cell>
          <table:table-cell table:style-name="Table1.E1" office:value-type="string">
            <text:p text:style-name="P27"><text:span text:style-name="T36">С</text:span><text:span text:style-name="T34">равнение существующих технологий</text:span></text:p>
          </table:table-cell>
          <table:table-cell table:style-name="Table1.E1" office:value-type="string">
            <text:p text:style-name="P28">Презентация</text:p>
          </table:table-cell>
        </table:table-row>
        <table:table-row table:style-name="Table1.4">
          <table:table-cell table:style-name="Table1.E1" office:value-type="string">
            <text:p text:style-name="P47">4</text:p>
          </table:table-cell>
          <table:table-cell table:style-name="Table1.E1" office:value-type="string">
            <text:p text:style-name="P32"><text:span text:style-name="T23">Реализация</text:span></text:p>
          </table:table-cell>
          <table:table-cell table:style-name="Table1.E1" office:value-type="string">
            <text:p text:style-name="P30"><text:span text:style-name="T39">14</text:span>.04.2019</text:p>
          </table:table-cell>
          <table:table-cell table:style-name="Table1.E1" office:value-type="string">
            <text:p text:style-name="P26"><text:span text:style-name="T34">Реализация </text:span><text:span text:style-name="T35">алгоритмов</text:span></text:p>
          </table:table-cell>
          <table:table-cell table:style-name="Table1.E1" office:value-type="string">
            <text:list xml:id="list201639451818860" text:continue-numbering="true" text:style-name="WWNum1">
              <text:list-header>
                <text:p text:style-name="P44">Исходный код реализации</text:p>
              </text:list-header>
            </text:list>
          </table:table-cell>
        </table:table-row>
        <table:table-row table:style-name="Table1.4">
          <table:table-cell table:style-name="Table1.E1" office:value-type="string">
            <text:p text:style-name="P48">5</text:p>
          </table:table-cell>
          <table:table-cell table:style-name="Table1.E1" office:value-type="string">
            <text:p text:style-name="P50">Написание отчета</text:p>
          </table:table-cell>
          <table:table-cell table:style-name="Table1.E1" office:value-type="string">
            <text:p text:style-name="P31"><text:span text:style-name="T40">16</text:span>.04.2019</text:p>
          </table:table-cell>
          <table:table-cell table:style-name="Table1.E1" office:value-type="string">
            <text:p text:style-name="P25"><text:span text:style-name="T34">Написание отчета</text:span></text:p>
          </table:table-cell>
          <table:table-cell table:style-name="Table1.E1" office:value-type="string">
            <text:list xml:id="list201638701100145" text:continue-numbering="true" text:style-name="WWNum1">
              <text:list-header>
                <text:p text:style-name="P43"><text:span text:style-name="T34">Отчет по практике по установленной форме</text:span></text:p>
              </text:list-header>
            </text:list>
          </table:table-cell>
        </table:table-row>
      </table:table>
      <text:p text:style-name="P1"/>
      <text:p text:style-name="P6"><text:span text:style-name="T6">Задание утверждено советом факультета ИТиП </text:span><text:line-break/><text:span text:style-name="T6">протокол от «____»</text:span><text:span text:style-name="T26"> _______</text:span><text:span text:style-name="T6">____ 20__г., № _____</text:span></text:p>
      <text:p text:style-name="P1"/>
      <text:p text:style-name="P14"><text:span text:style-name="T6">Дата выдачи задания </text:span><text:span text:style-name="T27"><text:tab/></text:span><text:span text:style-name="T18"><text:tab/><text:tab/></text:span><text:span text:style-name="T27"><text:tab/></text:span></text:p>
      <text:p text:style-name="P2"/>
      <text:p text:style-name="P11"><text:span text:style-name="T6">Руководитель<text:tab/></text:span><text:span text:style-name="T20">А. А. Шалыто</text:span></text:p>
      <text:p text:style-name="P5"/>
      <text:p text:style-name="P18"><text:span text:style-name="T6">Задание принял к исполнению<text:tab/></text:span><text:span text:style-name="T8">А. О. Самарин</text:span></text:p>
      <text:p text:style-name="P1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Droid Sans Devanagari1" svg:font-family="'Droid Sans Devanagari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ambria Math" svg:font-family="'Cambria Math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CYR1" svg:font-family="'Times New Roman CYR'" style:font-family-generic="system" style:font-pitch="variable"/>
    <style:font-face style:name="Times New Roman Cyr1" svg:font-family="'Times New Roman Cy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justify" style:justify-single-word="false" fo:orphans="2" fo:widows="2" style:vertical-align="baseline"/>
      <style:text-properties style:font-name="Times New Roman" fo:font-family="'Times New Roman'" style:font-family-generic="roman" style:font-pitch="variable" fo:font-size="12pt" fo:language="en" fo:country="US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2.12mm" fo:margin-bottom="0mm" loext:contextual-spacing="false" fo:line-height="150%" fo:text-align="center" style:justify-single-word="false" fo:orphans="2" fo:widows="2" fo:keep-with-next="always" style:vertical-align="baseline">
        <style:tab-stops>
          <style:tab-stop style:position="110.01mm"/>
        </style:tab-stops>
      </style:paragraph-properties>
      <style:text-properties fo:text-transform="uppercase" fo:font-size="12pt" fo:language="ru" fo:country="RU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_20_2" style:display-name="Heading 2" style:family="paragraph" style:parent-style-name="Standard" style:default-outline-level="2" style:list-style-name="" style:class="text">
      <style:paragraph-properties fo:line-height="150%" fo:text-align="justify" style:justify-single-word="false" fo:orphans="2" fo:widows="2" fo:keep-with-next="always" style:vertical-align="baseline"/>
      <style:text-properties fo:font-size="12pt" fo:language="en" fo:country="US" fo:font-weight="bold" style:font-size-asian="12pt" style:language-asian="ru" style:country-asian="RU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4.23mm" fo:margin-bottom="1.06mm" loext:contextual-spacing="false" fo:line-height="150%" fo:text-align="justify" style:justify-single-word="false" fo:orphans="2" fo:widows="2" fo:keep-with-next="always" style:vertical-align="baseline"/>
      <style:text-properties style:font-name="Arial1" fo:font-family="Arial" style:font-family-generic="roman" style:font-pitch="variable" fo:font-size="13pt" fo:language="en" fo:country="US" fo:font-weight="bold" style:font-size-asian="13pt" style:language-asian="ru" style:country-asian="RU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4.23mm" fo:margin-bottom="1.06mm" loext:contextual-spacing="false" fo:line-height="150%" fo:text-align="justify" style:justify-single-word="false" fo:orphans="2" fo:widows="2" fo:keep-with-next="always" style:vertical-align="baseline"/>
      <style:text-properties fo:font-size="14pt" fo:language="en" fo:country="US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line-height="150%" fo:text-align="center" style:justify-single-word="false" fo:orphans="2" fo:widows="2" style:vertical-align="auto"/>
      <style:text-properties fo:font-size="14pt" fo:language="ru" fo:country="RU" fo:font-weight="bold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line-height="150%"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en" fo:country="US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line-height="150%" fo:text-align="justify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2pt" fo:language="en" fo:country="US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Content" style:family="paragraph" style:parent-style-name="Standard" style:default-outline-level="">
      <style:paragraph-properties fo:line-height="150%" fo:text-align="center" style:justify-single-word="false" fo:orphans="2" fo:widows="2" style:vertical-align="baseline"/>
      <style:text-properties style:font-name="Times New Roman CYR" fo:font-family="'Times New Roman CYR'" style:font-family-generic="roman" style:font-pitch="variable" fo:font-size="10pt" fo:language="en" fo:country="US" style:font-size-asian="10pt" style:language-asian="ru" style:country-asian="RU" style:font-name-complex="Times New Roman CYR1" style:font-family-complex="'Times New Roman CYR'" style:font-family-generic-complex="system" style:font-pitch-complex="variable" style:font-size-complex="10pt" style:language-complex="ar" style:country-complex="SA"/>
    </style:style>
    <style:style style:name="TableHeading" style:family="paragraph" style:parent-style-name="TableContent" style:default-outline-level="">
      <style:paragraph-properties fo:line-height="150%" fo:text-align="center" style:justify-single-word="false" fo:orphans="2" fo:widows="2" style:vertical-align="baseline"/>
      <style:text-properties style:font-name="Times New Roman CYR" fo:font-family="'Times New Roman CYR'" style:font-family-generic="roman" style:font-pitch="variable" fo:font-size="10pt" fo:language="en" fo:country="US" fo:font-weight="bold" style:font-size-asian="10pt" style:language-asian="ru" style:country-asian="RU" style:font-weight-asian="bold" style:font-name-complex="Times New Roman CYR1" style:font-family-complex="'Times New Roman CYR'" style:font-family-generic-complex="system" style:font-pitch-complex="variable" style:font-size-complex="10pt" style:language-complex="ar" style:country-complex="SA"/>
    </style:style>
    <style:style style:name="TableLeft" style:family="paragraph" style:parent-style-name="TableContent" style:default-outline-level="">
      <style:paragraph-properties fo:line-height="150%" fo:text-align="start" style:justify-single-word="false" fo:orphans="2" fo:widows="2" style:vertical-align="baseline"/>
      <style:text-properties style:font-name="Times New Roman CYR" fo:font-family="'Times New Roman CYR'" style:font-family-generic="roman" style:font-pitch="variable" fo:font-size="10pt" fo:language="ru" fo:country="RU" style:font-size-asian="10pt" style:language-asian="ru" style:country-asian="RU" style:font-name-complex="Times New Roman CYR1" style:font-family-complex="'Times New Roman CYR'" style:font-family-generic-complex="system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text-align="center" style:justify-single-word="false" fo:orphans="0" fo:widows="0" style:vertical-align="baseline"/>
      <style:text-properties fo:font-size="12pt" fo:language="ru" fo:country="RU" fo:font-weight="bold" style:font-size-asian="12pt" style:language-asian="ja" style:country-asian="JP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Calibri Light" fo:font-family="'Calibri Light'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libri Light" fo:font-family="'Calibri Light'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Calibri Light1" style:font-family-complex="'Calibri Light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family="Calibri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style:font-name="Calibri Light" fo:font-family="'Calibri Light'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Calibri Light1" style:font-family-complex="'Calibri Light'" style:font-family-generic-complex="system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 style:parent-style-name="Default_20_Paragraph_20_Font"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apple-style-span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 Cyr" fo:font-family="'Times New Roman Cyr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5.01mm" fo:margin-bottom="15.01mm" fo:margin-left="25.01mm" fo:margin-right="12.49mm" style:writing-mode="lr-tb" style:layout-grid-color="#c0c0c0" style:layout-grid-lines="26698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 ОБЩЕГО И ПРОФЕССИОНАЛЬНОГО ОБРАЗОВАНИЯ РОССИЙСКОЙ ФЕДЕРАЦИИ</dc:title>
    <meta:initial-creator>Пух</meta:initial-creator>
    <meta:creation-date>2017-09-28T15:40:00</meta:creation-date>
    <dc:date>2019-06-04T20:16:24.628169389</dc:date>
    <meta:print-date>2011-09-14T11:22:00</meta:print-date>
    <meta:editing-cycles>42</meta:editing-cycles>
    <meta:editing-duration>PT1H24M30S</meta:editing-duration>
    <meta:generator>LibreOffice/6.2.3.2$Linux_X86_64 LibreOffice_project/20$Build-2</meta:generator>
    <meta:document-statistic meta:table-count="1" meta:image-count="0" meta:object-count="0" meta:page-count="2" meta:paragraph-count="59" meta:word-count="204" meta:character-count="1723" meta:non-whitespace-character-count="1543"/>
    <meta:user-defined meta:name="Company">Elcom Ltd</meta:user-defined>
    <meta:user-defined meta:name="Operator">Павлова Оксана Николаевна</meta:user-defined>
  </office:meta>
</office:document-meta>
</file>